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1">
      <style:text-properties style:font-name="Liberation Sans" fo:language="de" fo:country="DE"/>
    </style:style>
    <style:style style:name="P2" style:family="paragraph" style:parent-style-name="Standard1" style:list-style-name="WWNum1"/>
    <style:style style:name="P3" style:family="paragraph" style:parent-style-name="Standard1" style:master-page-name="Standard">
      <style:paragraph-properties style:page-number="auto"/>
    </style:style>
    <style:style style:name="T1" style:family="text">
      <style:text-properties style:font-name="Liberation Sans" fo:language="de" fo:country="DE"/>
    </style:style>
    <style:style style:name="T2" style:family="text">
      <style:text-properties style:font-name="Liberation Sans" fo:language="de" fo:country="DE" style:text-underline-style="solid" style:text-underline-width="auto" style:text-underline-color="font-color"/>
    </style:style>
    <style:style style:name="T3" style:family="text">
      <style:text-properties style:font-name="Liberation Sans" fo:language="de" fo:country="DE" style:text-underline-style="solid" style:text-underline-width="auto" style:text-underline-color="font-color" fo:font-weight="bold" style:font-weight-asian="bold" style:font-weight-complex="bold"/>
    </style:style>
    <style:style style:name="T4" style:family="text">
      <style:text-properties style:font-name="Liberation Sans" fo:language="de" fo:country="DE" officeooo:rsid="0019759f"/>
    </style:style>
    <style:style style:name="T5" style:family="text">
      <style:text-properties style:font-name="Liberation Sans" fo:language="de" fo:country="DE" officeooo:rsid="001b69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ecks sind nicht mehr in einer LinkedList, weil diese einfaches Einfügen von mehreren Elementen sowie einfaches Iterieren nicht erlauben. Ursprünglich war eine LinkedList angedacht, da sie zwar für Zugriffe auf die Mitte der Liste wesentlich langsamer ist, aber für das Entfernen und Hinzufügen von Elementen am Anfang und Ende der Liste in konstanter Zeit erfolgt, weil sie nicht auf einer Array sondern auf durch Pointer verkettete Listenelementen basiert.</text:span></text:p>
      <text:p text:style-name="P1"/>
      <text:p text:style-name="Standard1"><text:span text:style-name="T1">Das Format der Kartendatei blieb etwa beim im Pflichtenheft beschriebenen Format. Die Statuswerte in der einzelnen Disziplinen wurden jedoch nicht in ein gesondertes “stat”-Objekt gepackt sondern sind nun auf einer Ebene mit den anderen Eigenschaften um das Laden der Datei durch Model-Binding zu vereinfachen.</text:span></text:p>
      <text:p text:style-name="P1"/>
      <text:p text:style-name="Standard1"><text:span text:style-name="T1">Die Benutzeroberfläche des Spiels entspricht im groben der Planungsskizze, die meisten Änderungen wurden gemacht, weil GTK# keine einfache Möglichkeit bietet um Bilder im Hintergrund von anderen Elementen anzuzeigen.</text:span></text:p>
      <text:p text:style-name="P1"/>
      <text:p text:style-name="Standard1"><text:span text:style-name="T1">Der Spielablauf läuft im groben nach dem im Programmablaufplan beschriebenen Schema ab. Da der Programmablaufplan jedoch keine Besonderheiten wegen CPU-Spielern etc. vorsieht weicht er dennoch stellenweise stärker vom Resultat ab.</text:span></text:p>
      <text:p text:style-name="P1"/>
      <text:p text:style-name="Standard1"><text:span text:style-name="T1">Die Zeit- und Ressourcenplanung wurde relativ eingehalten. Wir haben keine Zeiträume, sondern nur eine grobe Reihenfolge angegeben. Da Tim auf der Arbeit wegen eines Projekts die erste Zeit vereinnahmt war. Der Großteil des Programms wurde aufgrund der vorher genannten Dinge, sowie dadurch dass André Gesundheitliche Probleme hatte und sogar eine Woche krank geschrieben werden musste, erst gegen Ende des Zeitraums geschrieben. Die Aufteilung der Aufgaben ist auch nicht ganz wie ursprünglich geplant abgelaufen. Jedoch haben wir die Anfänglich verlorene Zeit durch Überstunden wieder aufholen können, um Ihnen ein hervorragendes Produkt zu liefern!</text:span></text:p>
      <text:p text:style-name="P1"/>
      <text:p text:style-name="Standard1"><text:span text:style-name="T1">Auch war ursprünglich Windows Forms angedacht. Jedoch mussten wir das, da Tim auf Mac OSX arbeitet, lassen. Stattdessen haben wir Mono mit GTK# verwendet, welches wesentlich schwerer zu handhaben ist und vor allem auf Windows Probleme hat ans Laufen zu kommen.</text:span></text:p>
      <text:p text:style-name="P1"/>
      <text:p text:style-name="Standard1"><text:span text:style-name="T2">Das heißt die </text:span><text:span text:style-name="T3">Mono-Runtime</text:span><text:span text:style-name="T2"> sowie </text:span><text:span text:style-name="T3">GTK#</text:span><text:span text:style-name="T2"> sind nun Vorrausetzungen für das Projekt</text:span><text:span text:style-name="T1">. Aufgrund eines uns selbst durch die Macht von Google nicht lösbaren Fehlers läuft das Programm mittlerweile nicht auf Andrés Laptop. Auf seinem Heimcomputer läuft es jedoch problemlos. André weigert sich fortan mit Mac-Programmierern zusammen zu arbeiten. Tim überlegt sich auch nun mindestens zweimal, ob er das nächste größere C# Projekt nicht doch lieber in einer Windows Virtualisierung umsetzt </text:span><text:span text:style-name="T4">und</text:span><text:span text:style-name="T1"> </text:span><text:span text:style-name="T4">h</text:span><text:span text:style-name="T1">offt, dass André auch in Zukunft nochmal mit ihm zusammenarbeiten wird. Andr</text:span><text:span text:style-name="T4">é</text:span><text:span text:style-name="T1"> kann sich vorstellen nochmal mit Tim zusammenarbeiten wenn dieser eine Windowsentwicklung</text:span><text:span text:style-name="T5">sumgebung</text:span><text:span text:style-name="T1"> verwendet.</text:span></text:p>
      <text:p text:style-name="P1"/>
      <text:p text:style-name="Standard1"><text:span text:style-name="T1">Die Zusammenarbeit, Koordinierung und Kommunikation verlief besser als in früheren Projekten. Besonders die gemeinsame Vorplanung, wie auch zwischenzeitliches per-programming (in der Schule, sowie online mit screensharing), waren besonders gehaltvoll und trieben das Projekt gut voran.</text:span></text:p>
      <text:p text:style-name="P1"/>
      <text:p text:style-name="P1"><text:bookmark text:name="_GoBack"/></text:p>
      <text:p text:style-name="P1"/>
      <text:p text:style-name="P1"><text:soft-page-break/></text:p>
      <text:p text:style-name="P1"/>
      <text:p text:style-name="P1"/>
      <text:p text:style-name="Standard1"><text:span text:style-name="T1">Bekannte mögliche Probleme sind:</text:span></text:p>
      <text:list xml:id="list3116600795" text:style-name="WWNum1">
        <text:list-item>
          <text:p text:style-name="P2"><text:span text:style-name="T1">Falsche JSON-Dateien können zum Absturz führen</text:span></text:p>
        </text:list-item>
        <text:list-item>
          <text:p text:style-name="P2"><text:span text:style-name="T1">Die Deckgrößenauswahl stimmt nur für eine Gesamtanzahl von 32 Karten</text:span></text:p>
        </text:list-item>
        <text:list-item>
          <text:p text:style-name="P2"><text:span text:style-name="T1">Zu wenige Karten im Deck können zusammen mit der Deckgrößenauswahl zum Absturz führ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1"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1" style:default-outline-level="" style:class="index">
      <style:paragraph-properties text:number-lines="false" text:line-number="0"/>
    </style:style>
    <style:style style:name="Standard1"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1" style:default-outline-level="">
      <style:paragraph-properties fo:margin-top="0in" fo:margin-bottom="0.0972in" loext:contextual-spacing="false" fo:line-height="120%"/>
    </style:style>
    <style:style style:name="caption" style:family="paragraph" style:parent-style-name="Standard1"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Liberation Sans" fo:font-family="'Liberation San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8-06-14T19:49:00</meta:creation-date>
    <dc:date>2018-06-14T22:49:31.194000000</dc:date>
    <meta:editing-duration>PT35M6S</meta:editing-duration>
    <meta:generator>LibreOffice/6.0.3.2$Windows_X86_64 LibreOffice_project/8f48d515416608e3a835360314dac7e47fd0b821</meta:generator>
    <meta:document-statistic meta:table-count="0" meta:image-count="0" meta:object-count="0" meta:page-count="2" meta:paragraph-count="12" meta:word-count="471" meta:character-count="3317" meta:non-whitespace-character-count="28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